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/>
    <style:font-face style:name="DejaVu Sans" svg:font-family="'DejaVu Sans'" style:font-adornments="Bold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ejaVu Sans1" svg:font-family="'DejaVu Sans'" style:font-adornments="Book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itle">
      <style:text-properties fo:language="sv" fo:country="SE" officeooo:rsid="0014218a" officeooo:paragraph-rsid="0014218a"/>
    </style:style>
    <style:style style:name="P2" style:family="paragraph" style:parent-style-name="Heading_20_1">
      <style:text-properties officeooo:rsid="001caa87" officeooo:paragraph-rsid="001caa87"/>
    </style:style>
    <style:style style:name="P3" style:family="paragraph" style:parent-style-name="Text_20_body" style:list-style-name="L1">
      <style:text-properties fo:language="sv" fo:country="SE" officeooo:rsid="0014218a" officeooo:paragraph-rsid="0014218a"/>
    </style:style>
    <style:style style:name="P4" style:family="paragraph" style:parent-style-name="Text_20_body" style:list-style-name="L1">
      <style:text-properties officeooo:paragraph-rsid="0014218a"/>
    </style:style>
    <style:style style:name="P5" style:family="paragraph" style:parent-style-name="Text_20_body" style:list-style-name="L1">
      <style:text-properties style:font-name="DejaVu Sans1" fo:font-size="11pt" fo:language="sv" fo:country="SE" officeooo:rsid="001b261c" officeooo:paragraph-rsid="001b261c"/>
    </style:style>
    <style:style style:name="P6" style:family="paragraph" style:parent-style-name="Text_20_body" style:list-style-name="L2">
      <style:text-properties officeooo:rsid="001caa87" officeooo:paragraph-rsid="001caa87"/>
    </style:style>
    <style:style style:name="P7" style:family="paragraph" style:parent-style-name="Text_20_body" style:list-style-name="L2">
      <style:text-properties officeooo:rsid="001d5d40" officeooo:paragraph-rsid="001d5d40"/>
    </style:style>
    <style:style style:name="T1" style:family="text">
      <style:text-properties fo:language="sv" fo:country="SE" officeooo:rsid="0017a5f7"/>
    </style:style>
    <style:style style:name="T2" style:family="text">
      <style:text-properties fo:language="sv" fo:country="SE" officeooo:rsid="0014218a"/>
    </style:style>
    <style:style style:name="T3" style:family="text">
      <style:text-properties fo:language="sv" fo:country="SE" officeooo:rsid="001542f7"/>
    </style:style>
    <style:style style:name="T4" style:family="text">
      <style:text-properties fo:language="zxx" fo:country="none" officeooo:rsid="001542f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o</text:p>
      <text:h text:style-name="P2" text:outline-level="1">To do</text:h>
      <text:list text:style-name="L1">
        <text:list-item>
          <text:p text:style-name="P3">Read more about single-cell best practices, make sure QC and filtering is good</text:p>
          <text:list>
            <text:list-item>
              <text:p text:style-name="P3"><text:a xlink:type="simple" xlink:href="https://www.sc-best-practices.org/introduction/scrna_seq.html" text:style-name="Internet_20_link" text:visited-style-name="Visited_20_Internet_20_Link">https://www.sc-best-practices.org/introduction/scrna_seq.html</text:a></text:p>
            </text:list-item>
            <text:list-item>
              <text:p text:style-name="P3"><text:a xlink:type="simple" xlink:href="https://www.embopress.org/doi/full/10.15252/msb.20188746" text:style-name="Internet_20_link" text:visited-style-name="Visited_20_Internet_20_Link">https://www.embopress.org/doi/full/10.15252/msb.20188746</text:a></text:p>
            </text:list-item>
          </text:list>
        </text:list-item>
        <text:list-item>
          <text:p text:style-name="P3">Read about Hic2 and cellular reprogramming</text:p>
        </text:list-item>
        <text:list-item>
          <text:p text:style-name="P3">Read about velocity analysis</text:p>
        </text:list-item>
        <text:list-item>
          <text:p text:style-name="P4"><text:span text:style-name="T1">Investigate root cell calculations</text:span><text:span text:style-name="T2"><text:line-break/></text:span><text:span text:style-name="T3">Efficient root cell calculation: </text:span><text:a xlink:type="simple" xlink:href="https://github.com/theislab/cellrank" text:style-name="Internet_20_link" text:visited-style-name="Visited_20_Internet_20_Link"><text:span text:style-name="T4">https://github.com/theislab/cellrank</text:span></text:a><text:span text:style-name="T3"><text:line-break/></text:span><text:span text:style-name="Source_20_Text">cellrank.tl.terminal_states()</text:span></text:p>
        </text:list-item>
        <text:list-item>
          <text:p text:style-name="P3">Read about models used to model cellular reprogramming</text:p>
        </text:list-item>
        <text:list-item>
          <text:p text:style-name="P5">Try with mm10 instead of mm39 reference.</text:p>
        </text:list-item>
      </text:list>
      <text:h text:style-name="P2" text:outline-level="1">Goals of the final model</text:h>
      <text:list text:style-name="L2">
        <text:list-item>
          <text:p text:style-name="P6">Determine which perturbations would increase efficiency</text:p>
        </text:list-item>
        <text:list-item>
          <text:p text:style-name="P6">Better explain why cells gets stuck in a specific state</text:p>
        </text:list-item>
        <text:list-item>
          <text:p text:style-name="P6">Finding which intermediate steps are bottle necks</text:p>
        </text:list-item>
        <text:list-item>
          <text:p text:style-name="P7">Find which regulators are most important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/>
    <style:font-face style:name="DejaVu Sans" svg:font-family="'DejaVu Sans'" style:font-adornments="Bold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ejaVu Sans1" svg:font-family="'DejaVu Sans'" style:font-adornments="Book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1" fo:font-family="'DejaVu Sans'" style:font-style-name="Book" style:font-family-generic="swiss" style:font-pitch="variable" fo:font-size="11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DejaVu Sans1" fo:font-family="'DejaVu Sans'" style:font-style-name="Book" style:font-family-generic="swiss" style:font-pitch="variable" fo:font-size="11pt"/>
    </style:style>
    <style:style style:name="List" style:family="paragraph" style:parent-style-name="Text_20_body" style:class="list">
      <style:text-properties style:font-name="Cantarell" fo:font-family="Cantarell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DejaVu Sans1" fo:font-family="'DejaVu Sans'" style:font-style-name="Book" style:font-family-generic="swiss" style:font-pitch="variable" fo:font-size="28pt" fo:font-weight="normal" officeooo:rsid="00018b2e" style:font-size-asian="28pt" style:font-weight-asian="normal" style:font-size-complex="28pt" style:font-weight-complex="normal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DejaVu Sans" fo:font-family="'DejaVu Sans'" style:font-style-name="Bold" style:font-family-generic="swiss" style:font-pitch="variable" fo:font-size="12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DejaVu Sans1" fo:font-family="'DejaVu Sans'" style:font-style-name="Book" style:font-family-generic="swiss" style:font-pitch="variable" fo:font-size="120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DejaVu Sans Light" fo:font-family="'DejaVu Sans Light'" style:font-style-name="ExtraLight" style:font-family-generic="swiss" style:font-pitch="variable" fo:font-size="110%" fo:font-weight="150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DejaVu Sans Light" fo:font-family="'DejaVu Sans Light'" style:font-style-name="ExtraLight" style:font-family-generic="swiss" style:font-pitch="variable" fo:font-size="105%" fo:font-style="normal" fo:font-weight="150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4T08:56:55.175444225</meta:creation-date>
    <meta:editing-duration>PT56M33S</meta:editing-duration>
    <meta:editing-cycles>9</meta:editing-cycles>
    <meta:generator>LibreOffice/25.8.2.2$Linux_X86_64 LibreOffice_project/580$Build-2</meta:generator>
    <dc:date>2025-12-15T21:20:25.789671299</dc:date>
    <meta:document-statistic meta:table-count="0" meta:image-count="0" meta:object-count="0" meta:page-count="1" meta:paragraph-count="15" meta:word-count="100" meta:character-count="750" meta:non-whitespace-character-count="677"/>
    <meta:template xlink:type="simple" xlink:actuate="onRequest" xlink:title="Course notes" xlink:href="../../../Templates/Course%20notes.ott" meta:date="2025-11-24T08:56:49.725830005"/>
  </office:meta>
</office:document-meta>
</file>